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officeooo:rsid="0008f34b" officeooo:paragraph-rsid="0008f34b" style:font-size-asian="14pt" style:font-size-complex="14pt"/>
    </style:style>
    <style:style style:name="P2" style:family="paragraph" style:parent-style-name="Standard">
      <style:text-properties officeooo:rsid="000a4bf6" officeooo:paragraph-rsid="000a4bf6"/>
    </style:style>
    <style:style style:name="P3" style:family="paragraph" style:parent-style-name="Standard">
      <style:text-properties officeooo:rsid="000be4a1" officeooo:paragraph-rsid="000be4a1"/>
    </style:style>
    <style:style style:name="P4" style:family="paragraph" style:parent-style-name="Standard">
      <style:text-properties officeooo:rsid="000cce35" officeooo:paragraph-rsid="000cce35"/>
    </style:style>
    <style:style style:name="P5" style:family="paragraph" style:parent-style-name="Standard">
      <style:text-properties officeooo:rsid="000ac1e1" officeooo:paragraph-rsid="000ac1e1"/>
    </style:style>
    <style:style style:name="P6" style:family="paragraph" style:parent-style-name="Standard">
      <style:text-properties officeooo:rsid="000ce39e" officeooo:paragraph-rsid="000ce39e"/>
    </style:style>
    <style:style style:name="T1" style:family="text">
      <style:text-properties officeooo:rsid="000ac1e1"/>
    </style:style>
    <style:style style:name="T2" style:family="text">
      <style:text-properties officeooo:rsid="000e17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andbuch S.422, <text:span text:style-name="T2">Lehrbuch S.178</text:span></text:p>
      <text:p text:style-name="P3">prüfungsrelevant</text:p>
      <text:p text:style-name="Standard"/>
      <text:p text:style-name="P2">1. Marktpotential</text:p>
      <text:p text:style-name="P2">2. Marktvolumen</text:p>
      <text:p text:style-name="P2">3. Absatzpotential – <text:span text:style-name="T1">gesamte Menge aller möglichen</text:span></text:p>
      <text:p text:style-name="P2">4. Absatzvolumen</text:p>
      <text:p text:style-name="P2"/>
      <text:p text:style-name="P5">5. Marktanteil – Realisierte</text:p>
      <text:p text:style-name="P5"/>
      <text:p text:style-name="P4">Panel-Methode</text:p>
      <text:p text:style-name="P4"/>
      <text:p text:style-name="P6">GFK – Gesellschaft für Kons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officeooo:rsid="0008f34b" officeooo:paragraph-rsid="0008f34b" style:font-size-asian="14pt" style:font-size-complex="14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Quantitative Marktanalys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2:57:23.990427502</meta:creation-date>
    <dc:date>2017-02-06T10:34:49.043231429</dc:date>
    <meta:editing-duration>PT1H8M34S</meta:editing-duration>
    <meta:editing-cycles>9</meta:editing-cycles>
    <meta:generator>LibreOffice/5.3.0.3$Linux_X86_64 LibreOffice_project/30m0$Build-3</meta:generator>
    <meta:document-statistic meta:table-count="0" meta:image-count="0" meta:object-count="0" meta:page-count="1" meta:paragraph-count="10" meta:word-count="27" meta:character-count="239" meta:non-whitespace-character-count="219"/>
  </office:meta>
</office:document-meta>
</file>